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color="#ff0000"/>
    </style:style>
    <style:style style:name="T2" style:family="text">
      <style:text-properties fo:color="#00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gmoindowca2xzlmc</text:span></text:span> – <text:span text:style-name="T2">Web Design</text:span> – <text:span text:style-name="Strong_20_Emphasis">The Button Website: The World Wide Guten Moin Offical Website</text:span></text:p>
      <text:p text:style-name="Text_20_body">At this dark web site, you will find 5 -6 button designs. But I am wondering what they are offering since there is no source code for these buttons and no function to create new buttons. So I pretty confused what they are offering here. If you are looking for something where you can find buttons, check once yourself. If you find something interesting about this hidden web website, don’t forget to share with us.</text:p>
      <text:p text:style-name="Text_20_body"><text:span text:style-name="Strong_20_Emphasis"><text:span text:style-name="T1">dtt6tdtgroj63iud</text:span></text:span> – <text:span text:style-name="T2">Service/Web Design</text:span> – <text:span text:style-name="Strong_20_Emphasis">Deep Design</text:span></text:p>
      <text:p text:style-name="Text_20_body">If you are looking best web design service dark web link, then you have got this now. Deep Design is offering great web designing service at dark web. Whether you want a website to sell things or show things, they will make for you. Except web designing services, they can help you on Deep SEO, Web hosting and marketing needs for your website. If you find them interesting, visit for more info.</text:p>
      <text:p text:style-name="Text_20_body"><text:span text:style-name="Strong_20_Emphasis"><text:span text:style-name="T1">cpbiijtwjyn4enzi</text:span></text:span> – <text:span text:style-name="T2">Web Design</text:span> – <text:span text:style-name="Strong_20_Emphasis">Escape Velocity by HTML5 UP</text:span></text:p>
      <text:p text:style-name="Text_20_body">Planning to launch a website on dark web and looking for a free responsive template? If yes, you can visit this dark web link. They are offering a free responsive template which is built on HTML5 and CSS3 And released under the Creative Commons Attribution 3.0 license. You can use this template both person and commercial purpose as you want. You just need to give create to HTML5 UP. For template design, visit this web design dark web link and check yourself.</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4:28.296989501</dc:date>
    <meta:editing-duration>PT2S</meta:editing-duration>
    <meta:editing-cycles>1</meta:editing-cycles>
    <meta:document-statistic meta:table-count="0" meta:image-count="0" meta:object-count="0" meta:page-count="1" meta:paragraph-count="6" meta:word-count="255" meta:character-count="1474" meta:non-whitespace-character-count="1219"/>
  </office:meta>
</office:document-meta>
</file>